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 style:list-style-name="List_20_1">
      <style:text-properties officeooo:rsid="0015cd79" officeooo:paragraph-rsid="0015cd79"/>
    </style:style>
    <style:style style:name="P2" style:family="paragraph" style:parent-style-name="Standard">
      <style:text-properties officeooo:paragraph-rsid="0015cd79"/>
    </style:style>
    <style:style style:name="P3" style:family="paragraph" style:parent-style-name="Standard" style:list-style-name="L1"/>
    <style:style style:name="P4" style:family="paragraph" style:parent-style-name="Standard" style:list-style-name="List_20_1"/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loext:graphic-properties draw:fill="none" draw:fill-color="#ffffff"/>
      <style:paragraph-properties fo:margin-top="0in" fo:margin-bottom="0in" style:contextual-spac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in" fo:margin-bottom="0in" style:contextual-spacing="false" fo:background-color="transparent"/>
      <style:text-properties fo:color="#0e101a" loext:opacity="100%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background-color="transparent"/>
      <style:text-properties fo:color="#0e101a" loext:opacity="100%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background-color="transparent"/>
      <style:text-properties fo:color="#0e101a" loext:opacity="100%" fo:background-color="transparent"/>
    </style:style>
    <style:style style:name="P10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background-color="transparent"/>
      <style:text-properties fo:color="#0e101a" loext:opacity="100%" fo:background-color="transparent"/>
    </style:style>
    <style:style style:name="P11" style:family="paragraph" style:parent-style-name="Text_20_body" style:list-style-name="L8">
      <loext:graphic-properties draw:fill="none" draw:fill-color="#ffffff"/>
      <style:paragraph-properties fo:margin-top="0in" fo:margin-bottom="0in" style:contextual-spacing="false" fo:background-color="transparent"/>
      <style:text-properties fo:color="#0e101a" loext:opacity="100%" fo:background-color="transparent"/>
    </style:style>
    <style:style style:name="P12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background-color="transparent"/>
      <style:text-properties fo:color="#0e101a" loext:opacity="100%" fo:background-color="transparent"/>
    </style:style>
    <style:style style:name="P13" style:family="paragraph" style:parent-style-name="Text_20_body">
      <loext:graphic-properties draw:fill="none" draw:fill-color="#ffffff"/>
      <style:paragraph-properties fo:margin-top="0in" fo:margin-bottom="0in" style:contextual-spacing="false" fo:background-color="transparent"/>
      <style:text-properties fo:color="#0e101a" loext:opacity="100%"/>
    </style:style>
    <style:style style:name="P14" style:family="paragraph" style:parent-style-name="Text_20_body">
      <loext:graphic-properties draw:fill="none" draw:fill-color="#ffffff"/>
      <style:paragraph-properties fo:margin-top="0in" fo:margin-bottom="0in" style:contextual-spacing="false" fo:background-color="transparent"/>
      <style:text-properties fo:color="#0e101a" loext:opacity="100%" fo:font-weight="bold" officeooo:rsid="0019da68" officeooo:paragraph-rsid="0019da68" fo:background-color="transparent" style:font-weight-asian="bold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0e101a" loext:opacity="100%" fo:background-color="transparent" loext:char-shading-value="0"/>
    </style:style>
    <style:style style:name="T3" style:family="text">
      <style:text-properties officeooo:rsid="001723ec"/>
    </style:style>
    <style:style style:name="T4" style:family="text">
      <style:text-properties fo:font-variant="normal" fo:text-transform="none" fo:color="#ececec" loext:opacity="100%" style:font-name="S hne" fo:font-size="12pt" fo:letter-spacing="normal" fo:font-style="normal" fo:font-weight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2">Professional Statement: Andrew Beavers</text:span></text:span></text:p>
      <text:p text:style-name="P7">With a deep-rooted commitment to excellence and a passion for cybersecurity, I bring forth a unique combination of strengths and values.</text:p>
      <text:p text:style-name="P6"><text:span text:style-name="Strong_20_Emphasis"><text:span text:style-name="T2"/></text:span></text:p>
      <text:p text:style-name="P6"><text:span text:style-name="Strong_20_Emphasis"><text:span text:style-name="T2">Strengths:</text:span></text:span></text:p>
      <text:list xml:id="list2149846661" text:style-name="L7">
        <text:list-item>
          <text:p text:style-name="P10">Strong Written and Verbal Communication</text:p>
        </text:list-item>
        <text:list-item>
          <text:p text:style-name="P10">Time Management</text:p>
        </text:list-item>
        <text:list-item>
          <text:p text:style-name="P10">Adherence to procedures and standards with a demonstrated ability for abstract thinking</text:p>
        </text:list-item>
      </text:list>
      <text:p text:style-name="P6"><text:span text:style-name="Strong_20_Emphasis"><text:span text:style-name="T2"/></text:span></text:p>
      <text:p text:style-name="P6"><text:span text:style-name="Strong_20_Emphasis"><text:span text:style-name="T2">Values:</text:span></text:span></text:p>
      <text:list xml:id="list2456033759" text:style-name="L8">
        <text:list-item>
          <text:p text:style-name="P11">Integrity</text:p>
        </text:list-item>
        <text:list-item>
          <text:p text:style-name="P11">Problem-Solving</text:p>
        </text:list-item>
        <text:list-item>
          <text:p text:style-name="P11">Continuous Learning</text:p>
        </text:list-item>
      </text:list>
      <text:p text:style-name="P6"><text:span text:style-name="Strong_20_Emphasis"><text:span text:style-name="T2"/></text:span></text:p>
      <text:p text:style-name="P6"><text:span text:style-name="Strong_20_Emphasis"><text:span text:style-name="T2">Interest in Cybersecurity:</text:span></text:span></text:p>
      <text:p text:style-name="P7">What captivates me most about cybersecurity is delving into the intricacies of computer language, unraveling its complexities, and manipulating it to identify vulnerabilities. The dynamic and ever-evolving nature of cybersecurity ensures that each day is a new challenge, transforming the work into an exhilarating scavenger hunt where I can constantly learn and grow.</text:p>
      <text:p text:style-name="P6"><text:span text:style-name="Strong_20_Emphasis"><text:span text:style-name="T2"/></text:span></text:p>
      <text:p text:style-name="P6"><text:span text:style-name="Strong_20_Emphasis"><text:span text:style-name="T2">Alignment with Organizational Security Goals:</text:span></text:span></text:p>
      <text:list xml:id="list3735153929" text:style-name="L9">
        <text:list-item>
          <text:p text:style-name="P12">My strengths in communication, time management, and technical skills acquired through my Computer Science degree position me as an asset to organizations aiming to bolster their cybersecurity efforts.</text:p>
        </text:list-item>
        <text:list-item>
          <text:p text:style-name="P12">A commitment to continuous learning ensures that I stay abreast of the latest developments, contributing to proactively identifying and resolving potential security threats.</text:p>
        </text:list-item>
        <text:list-item>
          <text:p text:style-name="P12">Driven by the values of problem-solving, I ensure that the organizations I work with maintain robust security postures.</text:p>
        </text:list-item>
      </text:list>
      <text:p text:style-name="P14">Summary:</text:p>
      <text:p text:style-name="P7">I am an aspiring cybersecurity professional eager to contribute my skills and passion to an organization's security goals. Through a strong foundation in computer science, a commitment to continuous learning, and a problem-solving mindset, I am poised to make meaningful contributions to the dynamic field of cybersecurity. I plan to leverage my skills to enhance cybersecurity measures and address emerging threats innovatively.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3:33:44.634494499</meta:creation-date>
    <dc:date>2024-03-05T18:59:57.685328173</dc:date>
    <meta:editing-duration>PT3M37S</meta:editing-duration>
    <meta:editing-cycles>1</meta:editing-cycles>
    <meta:document-statistic meta:table-count="0" meta:image-count="0" meta:object-count="0" meta:page-count="1" meta:paragraph-count="18" meta:word-count="252" meta:character-count="1752" meta:non-whitespace-character-count="1527"/>
    <meta:generator>LibreOffice/7.3.7.2$Linux_X86_64 LibreOffice_project/30$Build-2</meta:generator>
  </office:meta>
</office:document-meta>
</file>